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style:style style:name="P4" style:family="paragraph" style:parent-style-name="Preformatted_20_Text">
      <style:paragraph-properties fo:margin-top="0cm" fo:margin-bottom="0.499cm" loext:contextual-spacing="false" fo:line-height="125%"/>
      <style:text-properties fo:background-color="#f8f8f8" loext:padding="0.049cm" loext:border="0.51pt solid #808080"/>
    </style:style>
    <style:style style:name="P5" style:family="paragraph" style:parent-style-name="Standard">
      <style:paragraph-properties fo:margin-top="0cm" fo:margin-bottom="0.499cm" loext:contextual-spacing="false"/>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e SSH tunnel to bypass proxy in ubuntu without using Putty </text:h>
      <text:p text:style-name="P2"><text:a xlink:type="simple" xlink:href="https://plus.google.com/106706395160024417328" text:style-name="Internet_20_link" text:visited-style-name="Visited_20_Internet_20_Link">Hari krishna </text:a><text:a xlink:type="simple" xlink:href="http://www.codefreax.net/search/label/Linux" text:style-name="Internet_20_link" text:visited-style-name="Visited_20_Internet_20_Link">Linux </text:a>, <text:a xlink:type="simple" xlink:href="http://www.codefreax.net/search/label/Tips%20%26%20Tricks" text:style-name="Internet_20_link" text:visited-style-name="Visited_20_Internet_20_Link">Tips &amp; Tricks </text:a>, <text:a xlink:type="simple" xlink:href="http://www.codefreax.net/search/label/Tutorials" text:style-name="Internet_20_link" text:visited-style-name="Visited_20_Internet_20_Link">Tutorials </text:a>, <text:a xlink:type="simple" xlink:href="http://www.codefreax.net/search/label/Ubuntu" text:style-name="Internet_20_link" text:visited-style-name="Visited_20_Internet_20_Link">Ubuntu </text:a></text:p>
      <text:section text:style-name="Sect1" text:name="post-body-4301977519776500561">
        <text:p text:style-name="P2">Many organizations and educational institutions using proxy or firewall to restrict Internet access. <text:span text:style-name="T1">Creating tunnel</text:span> is one way to <text:a xlink:type="simple" xlink:href="http://www.codefreax.net/2014/10/how-to-bypass-proxy-server-using-ubuntu-windows.html" text:style-name="Internet_20_link" text:visited-style-name="Visited_20_Internet_20_Link">bypass proxy</text:a> or firewall in organizations and schools. Most of the tutorials available on web are using <text:span text:style-name="T1">putty software</text:span> to make SSH tunnel. Those who are unable to install putty software, I am giving alternate solution to make <text:span text:style-name="T1">SSH tunnel in Ubuntu, without installing any third party software</text:span> (like putty). </text:p>
      </text:section>
      <text:p text:style-name="Standard"/>
      <text:p text:style-name="P5">We use SSH client to make tunnel, by default any Ubuntu and all *nix distribution comes with SSH client. Let start with basic idea of SSH tunnel then we move on to the SSH tunneling commands to bypass proxy. </text:p>
      <text:h text:style-name="Heading_20_2" text:outline-level="2">What is SSH?</text:h>
      <text:p text:style-name="Text_20_body">SSH (Secure shell) is remote login shell with secure connection. When connection is successfully established then remote shell is dropped to local machine. Communication between these two hosts is encrypted and secure. Looking like difficult? Well, I am giving you my short note, SSH is used to get the remote machine’s shell using encrypted connection. </text:p>
      <text:h text:style-name="Heading_20_3" text:outline-level="3">What is Tunneling?</text:h>
      <text:p text:style-name="Text_20_body">Tunneling means connection in a connection i.e. one connection is encapsulated with another connection. </text:p>
      <text:h text:style-name="Heading_20_3" text:outline-level="3">Requirements</text:h>
      <text:list xml:id="list3874748336767063954" text:style-name="L1">
        <text:list-item>
          <text:p text:style-name="P3">Ubuntu or any unix distribution that has SSH client </text:p>
        </text:list-item>
        <text:list-item>
          <text:p text:style-name="P1">A SSH Server outside from your proxy (or network) accessible from your machine. </text:p>
        </text:list-item>
      </text:list>
      <text:p text:style-name="Text_20_body"><text:line-break/>Our idea is connect to ssh server and route all traffic through that connection. </text:p>
      <text:p text:style-name="Text_20_body"><text:span text:style-name="T1">Step 1: Accessibility of SSH server</text:span> <text:line-break/><text:span text:style-name="T1"><text:line-break/></text:span>Find one SSH server. You can use free ssh server or you can buy it from service provider. Currently I don't have any list of free ssh server providers. I will list here if I found free ssh servers. In this tutorial I am assuming 192.168.3.4 is my SSH server. Here you can find list of free shell providers at following link <text:a xlink:type="simple" xlink:href="http://shells.red-pill.eu/" text:style-name="Internet_20_link" text:visited-style-name="Visited_20_Internet_20_Link">http://shells.red-pill.eu/</text:a>. <text:line-break/><text:line-break/>After finding ssh server make sure that you have accessebility. You can do accessibility test by following command. <text:line-break/></text:p>
      <text:p text:style-name="P4"><text:soft-page-break/>ping 192.168.3.4</text:p>
      <text:p text:style-name="Text_20_body"><text:line-break/>If you got response from this command, bingo!! you have accessibility to the ssh server. <text:line-break/><text:line-break/><text:line-break/><text:span text:style-name="T1">Step 2:Find SSH server port</text:span> <text:line-break/><text:span text:style-name="T1"><text:line-break/></text:span>If you know ssh server ip and port <text:span text:style-name="T1">skip this step</text:span>. By default SSH servers run on port <text:span text:style-name="T1">22</text:span>. If You have ip address but you dont know the port number. Don't worry this command will helps you. </text:p>
      <text:p text:style-name="P4">nc -v 192.168.3.4 20-1000</text:p>
      <text:p text:style-name="Text_20_body"><text:line-break/>This command helps you to connect <text:span text:style-name="T1">remote ip(192.168.3.4)</text:span> with different ports ranging from 20 to 1000. You can change the range. Or else you can use any third party tool that finds services running on different ports. In this tutorial my SSH server is running on port number 22.<text:line-break/><text:line-break/><text:span text:style-name="T1">Step 3: Connect to ssh server</text:span> <text:line-break/>Connect to the ssh server by using following command. </text:p>
      <text:p text:style-name="P4">ssh -D 8080 192.168.3.4 -p 22</text:p>
      <text:p text:style-name="Text_20_body"><text:line-break/>Here 8080 is your machine's port. You can change on your wish. By default 8080 port is binds to localhost. If you want to change binding address run the following command. </text:p>
      <text:p text:style-name="P4">ssh -D 192.168.3.3:8080 192.168.3.4 -p 22</text:p>
      <text:p text:style-name="Text_20_body"><text:line-break/>Here 192.168.3.3 is my local IP. You can change it with your IP address. <text:line-break/><text:span text:style-name="T1">Note:</text:span>Replace IP and port number with your SSH server ip and port. And also you may asked to enter credentials for SSH server to connect. Thats it. You successfully created ssh tunnel. <text:line-break/><text:line-break/><text:span text:style-name="T1">Step 4: Set proxy settings in your browser.</text:span> <text:line-break/>If you binded your local ip with port(8080) then Set socks proxy field with ip as <text:span text:style-name="T1">192.168.3.3</text:span> and port as <text:span text:style-name="T1">8080</text:span>, else set socks proxy as <text:span text:style-name="T1">localhost</text:span> and port as <text:span text:style-name="T1">8080</text:span>. </text:p>
      <text:p text:style-name="P2">We love your feedback and your support. If above commands dont work for you feel free to comment us we will help yo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05:27:33.031385803</meta:creation-date>
    <dc:date>2018-02-06T05:27:56.209148888</dc:date>
    <meta:editing-duration>PT23S</meta:editing-duration>
    <meta:editing-cycles>1</meta:editing-cycles>
    <meta:document-statistic meta:table-count="0" meta:image-count="0" meta:object-count="0" meta:page-count="2" meta:paragraph-count="22" meta:word-count="610" meta:character-count="3539" meta:non-whitespace-character-count="2918"/>
    <meta:generator>LibreOffice/5.1.6.2$Linux_X86_64 LibreOffice_project/10m0$Build-2</meta:generator>
  </office:meta>
</office:document-meta>
</file>